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7.0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color="#b2b2b2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2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13" style:family="table-cell" style:parent-style-name="Default" style:data-style-name="N0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Default"/>
          <table:table-cell table:style-name="ce5" office:value-type="string" calcext:value-type="string">
            <text:p>Antal paneler per grupp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5" office:value-type="string" calcext:value-type="string">
            <text:p>Antal ställningar per grupp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6" office:value-type="string" calcext:value-type="string">
            <text:p>Antal grupper 2018</text:p>
          </table:table-cell>
          <table:table-cell table:style-name="ce11" table:formula="of:=CEILING(10/[.C1])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7" office:value-type="string" calcext:value-type="string">
            <text:p>Antal ställningar</text:p>
          </table:table-cell>
          <table:table-cell table:style-name="ce12" table:formula="of:=[.C2]*[.C3]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5" office:value-type="string" calcext:value-type="string">
            <text:p>Antal paneler</text:p>
          </table:table-cell>
          <table:table-cell table:style-name="ce13" table:formula="of:=[.C3]*[.C1]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5"/>
          <table:table-cell table:style-name="ce13"/>
          <table:table-cell table:number-columns-repeated="1021"/>
        </table:table-row>
        <table:table-row table:style-name="ro1">
          <table:table-cell table:style-name="ce2" office:value-type="string" calcext:value-type="string">
            <text:p>Trä</text:p>
          </table:table-cell>
          <table:table-cell table:style-name="Default" table:number-columns-repeated="2"/>
          <table:table-cell table:style-name="ce2" office:value-type="string" calcext:value-type="string">
            <text:p>Längd/st (mm)</text:p>
          </table:table-cell>
          <table:table-cell table:style-name="ce2" office:value-type="string" calcext:value-type="string">
            <text:p>Antal</text:p>
          </table:table-cell>
          <table:table-cell table:style-name="ce2" office:value-type="string" calcext:value-type="string">
            <text:p>Totallängd (m)</text:p>
          </table:table-cell>
          <table:table-cell table:style-name="ce2" office:value-type="string" calcext:value-type="string">
            <text:p>Komment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</text:p>
          </table:table-cell>
          <table:table-cell table:style-name="Default" table:number-columns-repeated="2"/>
          <table:table-cell table:formula="of:=3200+1358.4+1670.85" office:value-type="float" office:value="6229.25" calcext:value-type="float">
            <text:p>6229,25</text:p>
          </table:table-cell>
          <table:table-cell table:style-name="ce11" table:formula="of:=[.$C$4]" office:value-type="float" office:value="8" calcext:value-type="float">
            <text:p>8</text:p>
          </table:table-cell>
          <table:table-cell table:formula="of:=[.D8]*[.E8]/1000" office:value-type="float" office:value="49.834" calcext:value-type="float">
            <text:p>49,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pparm</text:p>
          </table:table-cell>
          <table:table-cell table:style-name="Default" table:number-columns-repeated="2"/>
          <table:table-cell office:value-type="float" office:value="3172.5" calcext:value-type="float">
            <text:p>3172,50</text:p>
          </table:table-cell>
          <table:table-cell table:style-name="ce11" table:formula="of:=[.$C$4]" office:value-type="float" office:value="8" calcext:value-type="float">
            <text:p>8</text:p>
          </table:table-cell>
          <table:table-cell table:formula="of:=[.D9]*[.E9]/1000" office:value-type="float" office:value="25.38" calcext:value-type="float">
            <text:p>25,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cka</text:p>
          </table:table-cell>
          <table:table-cell table:style-name="Default" table:number-columns-repeated="2"/>
          <table:table-cell office:value-type="float" office:value="145" calcext:value-type="float">
            <text:p>145,00</text:p>
          </table:table-cell>
          <table:table-cell table:style-name="ce11" table:formula="of:=[.$C$4]" office:value-type="float" office:value="8" calcext:value-type="float">
            <text:p>8</text:p>
          </table:table-cell>
          <table:table-cell table:formula="of:=[.D10]*[.E10]/1000" office:value-type="float" office:value="1.16" calcext:value-type="float">
            <text:p>1,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teringsarm</text:p>
          </table:table-cell>
          <table:table-cell table:style-name="Default" table:number-columns-repeated="2"/>
          <table:table-cell table:formula="of:=2047.34+145/2" office:value-type="float" office:value="2119.84" calcext:value-type="float">
            <text:p>2119,84</text:p>
          </table:table-cell>
          <table:table-cell table:style-name="ce11" table:formula="of:=[.$C$4]" office:value-type="float" office:value="8" calcext:value-type="float">
            <text:p>8</text:p>
          </table:table-cell>
          <table:table-cell table:formula="of:=[.D11]*[.E11]/1000" office:value-type="float" office:value="16.95872" calcext:value-type="float">
            <text:p>16,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g</text:p>
          </table:table-cell>
          <table:table-cell table:style-name="Default" table:number-columns-repeated="2"/>
          <table:table-cell table:formula="of:=1466*SQRT(2)" office:value-type="float" office:value="2073.23708243896" calcext:value-type="float">
            <text:p>2073,24</text:p>
          </table:table-cell>
          <table:table-cell table:style-name="ce11" table:formula="of:=2*[.$C$4]" office:value-type="float" office:value="16" calcext:value-type="float">
            <text:p>16</text:p>
          </table:table-cell>
          <table:table-cell table:formula="of:=[.D12]*[.E12]/1000" office:value-type="float" office:value="33.1717933190233" calcext:value-type="float">
            <text:p>33,17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" office:value-type="string" calcext:value-type="string">
            <text:p>Summa längd (m)</text:p>
          </table:table-cell>
          <table:table-cell table:formula="of:=SUM([.F8:.F12])" office:value-type="float" office:value="126.504513319023" calcext:value-type="float">
            <text:p>126,50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" office:value-type="string" calcext:value-type="string">
            <text:p>Pris (kr/m)</text:p>
          </table:table-cell>
          <table:table-cell office:value-type="float" office:value="24.95" calcext:value-type="float">
            <text:p>24,95</text:p>
          </table:table-cell>
          <table:table-cell office:value-type="string" calcext:value-type="string">
            <text:p>45x145 tryckimpr. Byggmax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ce5" office:value-type="string" calcext:value-type="string">
            <text:p>Träkostnad</text:p>
          </table:table-cell>
          <table:table-cell table:formula="of:=[.F13]*[.F14]" office:value-type="float" office:value="3156.28760730963" calcext:value-type="float">
            <text:p>3156,29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kruv, beslag m.m</text:p>
          </table:table-cell>
          <table:table-cell table:style-name="ce8" office:value-type="string" calcext:value-type="string">
            <text:p>Antal</text:p>
          </table:table-cell>
          <table:table-cell table:style-name="ce8" office:value-type="string" calcext:value-type="string">
            <text:p>Antal per förp</text:p>
          </table:table-cell>
          <table:table-cell table:style-name="ce2" office:value-type="string" calcext:value-type="string">
            <text:p>Pris/förp (kr)</text:p>
          </table:table-cell>
          <table:table-cell table:style-name="ce2" office:value-type="string" calcext:value-type="string">
            <text:p>Antal förp</text:p>
          </table:table-cell>
          <table:table-cell table:style-name="ce2" office:value-type="string" calcext:value-type="string">
            <text:p>Summa (kr)</text:p>
          </table:table-cell>
          <table:table-cell table:style-name="ce2" office:value-type="string" calcext:value-type="string">
            <text:p>Kommentar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M8 gängstång 1 m</text:p>
          </table:table-cell>
          <table:table-cell table:style-name="Default" table:formula="of:=[.$C$4]" office:value-type="float" office:value="8" calcext:value-type="float">
            <text:p>8</text:p>
          </table:table-cell>
          <table:table-cell table:style-name="Default" table:formula="of:=FLOOR(1/0.2)" office:value-type="float" office:value="5" calcext:value-type="float">
            <text:p>5</text:p>
          </table:table-cell>
          <table:table-cell table:style-name="Default" office:value-type="float" office:value="22.9" calcext:value-type="float">
            <text:p>22,9</text:p>
          </table:table-cell>
          <table:table-cell table:style-name="ce11" table:formula="of:=CEILING([.B18]/[.C18])" office:value-type="float" office:value="2" calcext:value-type="float">
            <text:p>2</text:p>
          </table:table-cell>
          <table:table-cell table:style-name="Default" table:formula="of:=[.D18]*[.E18]" office:value-type="float" office:value="45.8" calcext:value-type="float">
            <text:p>45,8</text:p>
          </table:table-cell>
          <table:table-cell table:style-name="Default" office:value-type="string" calcext:value-type="string">
            <text:p>1x 20 cm stump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8 gängstång 1 m</text:p>
          </table:table-cell>
          <table:table-cell table:style-name="Default" table:formula="of:=[.$C$4]*3" office:value-type="float" office:value="24" calcext:value-type="float">
            <text:p>24</text:p>
          </table:table-cell>
          <table:table-cell table:style-name="Default" table:formula="of:=FLOOR(1/0.15)" office:value-type="float" office:value="6" calcext:value-type="float">
            <text:p>6</text:p>
          </table:table-cell>
          <table:table-cell table:style-name="Default" office:value-type="float" office:value="22.9" calcext:value-type="float">
            <text:p>22,9</text:p>
          </table:table-cell>
          <table:table-cell table:style-name="ce11" table:formula="of:=CEILING([.B19]/[.C19])" office:value-type="float" office:value="4" calcext:value-type="float">
            <text:p>4</text:p>
          </table:table-cell>
          <table:table-cell table:style-name="Default" table:formula="of:=[.D19]*[.E19]" office:value-type="float" office:value="91.6" calcext:value-type="float">
            <text:p>91,6</text:p>
          </table:table-cell>
          <table:table-cell table:style-name="Default" office:value-type="string" calcext:value-type="string">
            <text:p>3x 15 cm stumpar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8 x 100</text:p>
          </table:table-cell>
          <table:table-cell table:style-name="Default" table:formula="of:=4*[.$C$5]" office:value-type="float" office:value="40" calcext:value-type="float">
            <text:p>4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9.9" calcext:value-type="float">
            <text:p>59,9</text:p>
          </table:table-cell>
          <table:table-cell table:style-name="ce11" table:formula="of:=CEILING([.B20]/[.C20])" office:value-type="float" office:value="4" calcext:value-type="float">
            <text:p>4</text:p>
          </table:table-cell>
          <table:table-cell table:style-name="Default" table:formula="of:=[.D20]*[.E20]" office:value-type="float" office:value="239.6" calcext:value-type="float">
            <text:p>239,6</text:p>
          </table:table-cell>
          <table:table-cell table:style-name="Default" office:value-type="string" calcext:value-type="string">
            <text:p>4 per pane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8 mutter</text:p>
          </table:table-cell>
          <table:table-cell table:style-name="Default" table:formula="of:=4*[.$C$5]+8*[.$C$4]" office:value-type="float" office:value="104" calcext:value-type="float">
            <text:p>10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4.9" calcext:value-type="float">
            <text:p>54,9</text:p>
          </table:table-cell>
          <table:table-cell table:style-name="ce11" table:formula="of:=CEILING([.B21]/[.C21])" office:value-type="float" office:value="11" calcext:value-type="float">
            <text:p>11</text:p>
          </table:table-cell>
          <table:table-cell table:style-name="Default" table:formula="of:=[.D21]*[.E21]" office:value-type="float" office:value="603.9" calcext:value-type="float">
            <text:p>603,9</text:p>
          </table:table-cell>
          <table:table-cell table:style-name="Default" office:value-type="string" calcext:value-type="string">
            <text:p>8 per ställning + 4 per pane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8,4 x 50 bricka</text:p>
          </table:table-cell>
          <table:table-cell table:style-name="Default" table:formula="of:=8*[.$C$4]"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9.9" calcext:value-type="float">
            <text:p>59,9</text:p>
          </table:table-cell>
          <table:table-cell table:style-name="ce11" table:formula="of:=CEILING([.B22]/[.C22])" office:value-type="float" office:value="7" calcext:value-type="float">
            <text:p>7</text:p>
          </table:table-cell>
          <table:table-cell table:style-name="Default" table:formula="of:=[.D22]*[.E22]" office:value-type="float" office:value="419.3" calcext:value-type="float">
            <text:p>419,3</text:p>
          </table:table-cell>
          <table:table-cell table:style-name="Default" office:value-type="string" calcext:value-type="string">
            <text:p>8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8,4 x 16 bricka</text:p>
          </table:table-cell>
          <table:table-cell table:style-name="Default" table:formula="of:=4*[.$C$5]" office:value-type="float" office:value="40" calcext:value-type="float">
            <text:p>4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6.9" calcext:value-type="float">
            <text:p>56,9</text:p>
          </table:table-cell>
          <table:table-cell table:style-name="ce11" table:formula="of:=CEILING([.B23]/[.C23])" office:value-type="float" office:value="2" calcext:value-type="float">
            <text:p>2</text:p>
          </table:table-cell>
          <table:table-cell table:style-name="Default" table:formula="of:=[.D23]*[.E23]" office:value-type="float" office:value="113.8" calcext:value-type="float">
            <text:p>113,8</text:p>
          </table:table-cell>
          <table:table-cell table:style-name="Default" office:value-type="string" calcext:value-type="string">
            <text:p>4 per panel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5"/>
          <table:table-cell table:style-name="Default" table:formula="of:=[.D24]*[.E24]" office:value-type="float" office:value="0" calcext:value-type="float">
            <text:p>0</text:p>
          </table:table-cell>
          <table:table-cell table:style-name="Default"/>
          <table:table-cell table:style-name="ce6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inkel</text:p>
          </table:table-cell>
          <table:table-cell table:style-name="Default" table:formula="of:=4*[.$C$5]" office:value-type="float" office:value="40" calcext:value-type="float">
            <text:p>4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95" calcext:value-type="float">
            <text:p>9,95</text:p>
          </table:table-cell>
          <table:table-cell table:style-name="ce11" table:formula="of:=CEILING([.B25]/[.C25])" office:value-type="float" office:value="40" calcext:value-type="float">
            <text:p>40</text:p>
          </table:table-cell>
          <table:table-cell table:style-name="Default" table:formula="of:=[.D25]*[.E25]" office:value-type="float" office:value="398" calcext:value-type="float">
            <text:p>398</text:p>
          </table:table-cell>
          <table:table-cell table:style-name="Default" office:value-type="string" calcext:value-type="string">
            <text:p>4 per pane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Hålplatta</text:p>
          </table:table-cell>
          <table:table-cell table:style-name="Default" table:formula="of:=6*[.C4]" office:value-type="float" office:value="48" calcext:value-type="float">
            <text:p>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95" calcext:value-type="float">
            <text:p>5,95</text:p>
          </table:table-cell>
          <table:table-cell table:style-name="ce11" table:formula="of:=CEILING([.B26]/[.C26])" office:value-type="float" office:value="48" calcext:value-type="float">
            <text:p>48</text:p>
          </table:table-cell>
          <table:table-cell table:style-name="Default" table:formula="of:=[.D26]*[.E26]" office:value-type="float" office:value="285.6" calcext:value-type="float">
            <text:p>285,6</text:p>
          </table:table-cell>
          <table:table-cell table:style-name="Default" office:value-type="string" calcext:value-type="string">
            <text:p>6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räskruv</text:p>
          </table:table-cell>
          <table:table-cell table:style-name="Default" table:formula="of:=3*([.B25]+[.B26])" office:value-type="float" office:value="264" calcext:value-type="float">
            <text:p>264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69.9" calcext:value-type="float">
            <text:p>69,9</text:p>
          </table:table-cell>
          <table:table-cell table:style-name="ce11" table:formula="of:=CEILING([.B27]/[.C27])" office:value-type="float" office:value="2" calcext:value-type="float">
            <text:p>2</text:p>
          </table:table-cell>
          <table:table-cell table:style-name="Default" table:formula="of:=[.D27]*[.E27]" office:value-type="float" office:value="139.8" calcext:value-type="float">
            <text:p>139,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Jordankare</text:p>
          </table:table-cell>
          <table:table-cell table:style-name="Default" table:number-columns-repeated="2"/>
          <table:table-cell table:style-name="Default" office:value-type="float" office:value="99.9" calcext:value-type="float">
            <text:p>99,9</text:p>
          </table:table-cell>
          <table:table-cell table:style-name="ce11" table:formula="of:=2*[.$C$4]" office:value-type="float" office:value="16" calcext:value-type="float">
            <text:p>16</text:p>
          </table:table-cell>
          <table:table-cell table:style-name="Default" table:formula="of:=[.D28]*[.E28]" office:value-type="float" office:value="1598.4" calcext:value-type="float">
            <text:p>1598,4</text:p>
          </table:table-cell>
          <table:table-cell table:style-name="Default" office:value-type="string" calcext:value-type="string">
            <text:p>Jula, 2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Borrsats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formula="of:=[.D29]*[.E29]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itssats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formula="of:=[.D30]*[.E30]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5"/>
          <table:table-cell table:style-name="Default" table:formula="of:=[.D31]*[.E31]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umma <text:s/>beslag</text:p>
          </table:table-cell>
          <table:table-cell table:style-name="Default" table:formula="of:=SUM([.F18:.F31])" office:value-type="float" office:value="3935.8" calcext:value-type="float">
            <text:p>3935,8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Kablage</text:p>
          </table:table-cell>
          <table:table-cell table:style-name="Default" table:number-columns-repeated="3"/>
          <table:table-cell table:style-name="ce5"/>
          <table:table-cell table:number-columns-repeated="1019"/>
        </table:table-row>
        <table:table-row table:style-name="ro1">
          <table:table-cell table:style-name="ce4" office:value-type="string" calcext:value-type="string">
            <text:p>MC4 kabel 20 m</text:p>
          </table:table-cell>
          <table:table-cell table:style-name="ce9" table:number-columns-repeated="2"/>
          <table:table-cell table:style-name="ce9" office:value-type="float" office:value="575" calcext:value-type="float">
            <text:p>575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[.D36]*[.E36]" office:value-type="float" office:value="5750" calcext:value-type="float">
            <text:p>5750</text:p>
          </table:table-cell>
          <table:table-cell table:style-name="ce4" office:value-type="string" calcext:value-type="string">
            <text:p>Beror på placering, i värsta fall ~80 meter bo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C4 isärtag verktyg</text:p>
          </table:table-cell>
          <table:table-cell table:style-name="Default" table:number-columns-repeated="3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MC4 crimptång</text:p>
          </table:table-cell>
          <table:table-cell table:style-name="Default" table:number-columns-repeated="2"/>
          <table:table-cell table:style-name="Default" office:value-type="float" office:value="249" calcext:value-type="float">
            <text:p>24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D38]*[.E38]" office:value-type="float" office:value="249" calcext:value-type="float">
            <text:p>249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MC hona + hane</text:p>
          </table:table-cell>
          <table:table-cell table:style-name="Default" table:number-columns-repeated="2"/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formula="of:=[.D39]*[.E39]" office:value-type="float" office:value="156" calcext:value-type="float">
            <text:p>156</text:p>
          </table:table-cell>
          <table:table-cell table:style-name="Default" office:value-type="string" calcext:value-type="string">
            <text:p>solenergibutiken.se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Kabel 4 mm² dubbelisolerad</text:p>
          </table:table-cell>
          <table:table-cell table:style-name="Default" table:number-columns-repeated="2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formula="of:=[.D40]*[.E40]" office:value-type="float" office:value="2800" calcext:value-type="float">
            <text:p>2800</text:p>
          </table:table-cell>
          <table:table-cell table:style-name="Default" office:value-type="string" calcext:value-type="string">
            <text:p>solenergibutiken.se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style-name="ce5"/>
          <table:table-cell table:number-columns-repeated="1019"/>
        </table:table-row>
        <table:table-row table:style-name="ro1">
          <table:table-cell table:number-columns-repeated="4"/>
          <table:table-cell table:style-name="ce5" office:value-type="string" calcext:value-type="string">
            <text:p>Summa kablage</text:p>
          </table:table-cell>
          <table:table-cell table:formula="of:=SUM([.F38:.F40])" office:value-type="float" office:value="3205" calcext:value-type="float">
            <text:p>3205,00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Elektriker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5" office:value-type="string" calcext:value-type="string">
            <text:p>Summa allt utom paneler</text:p>
          </table:table-cell>
          <table:table-cell table:formula="of:=[.F15]+[.F32]+[.F42]+[.F44]" office:value-type="float" office:value="15297.0876073096" calcext:value-type="float">
            <text:p>15297,09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ETC-pan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kt (W)</text:p>
          </table:table-cell>
          <table:table-cell office:value-type="float" office:value="275" calcext:value-type="float">
            <text:p>275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ckepris (kr)</text:p>
          </table:table-cell>
          <table:table-cell office:value-type="float" office:value="1400" calcext:value-type="float">
            <text:p>1400,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äxelriktare</text:p>
          </table:table-cell>
          <table:table-cell table:style-name="ce10" office:value-type="string" calcext:value-type="string">
            <text:p>STP 5000 TL</text:p>
          </table:table-cell>
          <table:table-cell table:style-name="ce10" office:value-type="string" calcext:value-type="string">
            <text:p>Powerstocc 5.5</text:p>
          </table:table-cell>
          <table:table-cell table:style-name="ce10" office:value-type="string" calcext:value-type="string">
            <text:p>PVI-10.0-TL-0UTD-S</text:p>
          </table:table-cell>
          <table:table-cell table:style-name="ce10" office:value-type="string" calcext:value-type="string">
            <text:p>SG_10KTL_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fekt (W)</text:p>
          </table:table-cell>
          <table:table-cell office:value-type="float" office:value="5000" calcext:value-type="float">
            <text:p>5000,00</text:p>
          </table:table-cell>
          <table:table-cell office:value-type="float" office:value="5500" calcext:value-type="float">
            <text:p>5500,00</text:p>
          </table:table-cell>
          <table:table-cell table:number-columns-repeated="2" office:value-type="float" office:value="10000" calcext:value-type="float">
            <text:p>10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is (kr)</text:p>
          </table:table-cell>
          <table:table-cell office:value-type="float" office:value="18963" calcext:value-type="float">
            <text:p>18963,00</text:p>
          </table:table-cell>
          <table:table-cell office:value-type="float" office:value="16428" calcext:value-type="float">
            <text:p>16428,00</text:p>
          </table:table-cell>
          <table:table-cell office:value-type="float" office:value="23805" calcext:value-type="float">
            <text:p>23805,00</text:p>
          </table:table-cell>
          <table:table-cell office:value-type="float" office:value="20075" calcext:value-type="float">
            <text:p>2007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tal ETC-paneler</text:p>
          </table:table-cell>
          <table:table-cell table:style-name="ce11" table:formula="of:=CEILING([.B54]/[.$B$50])" office:value-type="float" office:value="19" calcext:value-type="float">
            <text:p>19</text:p>
          </table:table-cell>
          <table:table-cell table:style-name="ce11" table:formula="of:=CEILING([.C54]/[.$B$50])" office:value-type="float" office:value="20" calcext:value-type="float">
            <text:p>20</text:p>
          </table:table-cell>
          <table:table-cell table:style-name="ce11" table:formula="of:=CEILING([.D54]/[.$B$50])" office:value-type="float" office:value="37" calcext:value-type="float">
            <text:p>37</text:p>
          </table:table-cell>
          <table:table-cell table:style-name="ce11" table:formula="of:=CEILING([.E54]/[.$B$50])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tal avrundat</text:p>
          </table:table-cell>
          <table:table-cell table:style-name="Default" table:formula="of:=CEILING([.B56]/5)*5" office:value-type="float" office:value="20" calcext:value-type="float">
            <text:p>20</text:p>
          </table:table-cell>
          <table:table-cell table:style-name="Default" table:formula="of:=CEILING([.C56]/5)*5" office:value-type="float" office:value="20" calcext:value-type="float">
            <text:p>20</text:p>
          </table:table-cell>
          <table:table-cell table:style-name="Default" table:formula="of:=CEILING([.D56]/5)*5" office:value-type="float" office:value="40" calcext:value-type="float">
            <text:p>40</text:p>
          </table:table-cell>
          <table:table-cell table:style-name="Default" table:formula="of:=CEILING([.E56]/5)*5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tal 2018</text:p>
          </table:table-cell>
          <table:table-cell table:style-name="Default" table:formula="of:=[.$C$5]" office:value-type="float" office:value="10" calcext:value-type="float">
            <text:p>10</text:p>
          </table:table-cell>
          <table:table-cell table:style-name="Default" table:formula="of:=[.$C$5]" office:value-type="float" office:value="10" calcext:value-type="float">
            <text:p>10</text:p>
          </table:table-cell>
          <table:table-cell table:style-name="Default" table:formula="of:=[.$C$5]" office:value-type="float" office:value="10" calcext:value-type="float">
            <text:p>10</text:p>
          </table:table-cell>
          <table:table-cell table:style-name="Default" table:formula="of:=[.$C$5]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ostnad paneler</text:p>
          </table:table-cell>
          <table:table-cell table:formula="of:=[.B58]*[.$B$51]" office:value-type="float" office:value="14000" calcext:value-type="float">
            <text:p>14000,00</text:p>
          </table:table-cell>
          <table:table-cell table:formula="of:=[.C58]*[.$B$51]" office:value-type="float" office:value="14000" calcext:value-type="float">
            <text:p>14000,00</text:p>
          </table:table-cell>
          <table:table-cell table:formula="of:=[.D58]*[.$B$51]" office:value-type="float" office:value="14000" calcext:value-type="float">
            <text:p>14000,00</text:p>
          </table:table-cell>
          <table:table-cell table:formula="of:=[.E58]*[.$B$51]" office:value-type="float" office:value="14000" calcext:value-type="float">
            <text:p>14000,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2018</text:p>
          </table:table-cell>
          <table:table-cell table:formula="of:=[.B55]+[.B59]+[.$F$46]" office:value-type="float" office:value="48260.0876073096" calcext:value-type="float">
            <text:p>48260,09</text:p>
          </table:table-cell>
          <table:table-cell table:formula="of:=[.C55]+[.C59]+[.$F$46]" office:value-type="float" office:value="45725.0876073096" calcext:value-type="float">
            <text:p>45725,09</text:p>
          </table:table-cell>
          <table:table-cell table:formula="of:=[.D55]+[.D59]+[.$F$46]" office:value-type="float" office:value="53102.0876073096" calcext:value-type="float">
            <text:p>53102,09</text:p>
          </table:table-cell>
          <table:table-cell table:formula="of:=[.E55]+[.E59]+[.$F$46]" office:value-type="float" office:value="49372.0876073096" calcext:value-type="float">
            <text:p>49372,09</text:p>
          </table:table-cell>
          <table:table-cell table:number-columns-repeated="101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00-00-00</text:date>, <text:time style:data-style-name="N2" text:time-value="10:36:17.026988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Härdin</meta:initial-creator>
    <meta:creation-date>2017-12-21T12:13:29.030066718</meta:creation-date>
    <meta:generator>LibreOffice/5.2.7.2$Linux_X86_64 LibreOffice_project/20m0$Build-2</meta:generator>
    <dc:date>2018-04-20T10:39:44.973361273</dc:date>
    <dc:creator>Tomas Härdin</dc:creator>
    <meta:editing-duration>PT10H47M23S</meta:editing-duration>
    <meta:editing-cycles>84</meta:editing-cycles>
    <meta:document-statistic meta:table-count="1" meta:cell-count="199" meta:object-count="0"/>
  </office:meta>
</office:document-meta>
</file>